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Arial, sans-serif"/>
    <style:font-face style:name="sans-serif" svg:font-family="sans-serif"/>
    <style:font-face style:name="FreeSans1" svg:font-family="FreeSans" style:font-family-generic="swiss"/>
    <style:font-face style:name="Bitstream Charter" svg:font-family="'Bitstream Charte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officeooo:rsid="00085413" officeooo:paragraph-rsid="00085413"/>
    </style:style>
    <style:style style:name="P3" style:family="paragraph" style:parent-style-name="Standard">
      <style:paragraph-properties fo:text-align="start" style:justify-single-word="false"/>
      <style:text-properties officeooo:paragraph-rsid="0009d9af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officeooo:rsid="00085413" officeooo:paragraph-rsid="00085413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Bitstream Charter" fo:font-size="12pt" officeooo:rsid="00085413" officeooo:paragraph-rsid="00085413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Bitstream Charter" fo:font-size="12pt" officeooo:rsid="00085413" officeooo:paragraph-rsid="0009d9af" style:font-size-asian="12pt" style:font-size-complex="12pt"/>
    </style:style>
    <style:style style:name="P7" style:family="paragraph" style:parent-style-name="Heading_20_3">
      <style:paragraph-properties fo:text-align="start" style:justify-single-word="false"/>
      <style:text-properties style:font-name="Bitstream Charter" fo:font-size="12pt" fo:font-weight="bold" officeooo:rsid="00085413" officeooo:paragraph-rsid="00085413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222222" style:font-name="Bitstream Charter" fo:font-size="12pt" fo:letter-spacing="normal" fo:font-style="normal" fo:font-weight="normal" officeooo:rsid="00085413" officeooo:paragraph-rsid="00085413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222222" style:font-name="apple-system" fo:font-size="12pt" fo:letter-spacing="normal" fo:font-style="normal" fo:font-weight="normal" officeooo:rsid="00085413" officeooo:paragraph-rsid="00085413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222222" style:font-name="apple-system" fo:font-size="12pt" fo:letter-spacing="normal" fo:font-style="normal" fo:font-weight="normal" officeooo:rsid="00085413" officeooo:paragraph-rsid="0009d9af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800000" style:font-name="sans-serif" fo:font-size="12pt" fo:letter-spacing="normal" fo:font-style="normal" fo:font-weight="normal" officeooo:rsid="00085413" officeooo:paragraph-rsid="000cc157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Bitstream Charter" fo:font-size="12pt" officeooo:rsid="00085413" officeooo:paragraph-rsid="000cc157" style:font-size-asian="12pt" style:font-size-complex="12pt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333333" style:font-name="Bitstream Charter" fo:font-size="12pt" fo:letter-spacing="normal" fo:font-style="normal" fo:font-weight="normal" officeooo:paragraph-rsid="00085413" style:font-size-asian="12pt" style:font-size-complex="12pt"/>
    </style:style>
    <style:style style:name="P14" style:family="paragraph" style:parent-style-name="Heading_20_3">
      <style:paragraph-properties fo:text-align="start" style:justify-single-word="false"/>
      <style:text-properties fo:font-variant="normal" fo:text-transform="none" fo:color="#222222" style:font-name="Bitstream Charter" fo:font-size="12pt" fo:letter-spacing="normal" fo:font-style="normal" fo:font-weight="bold" officeooo:rsid="00085413" officeooo:paragraph-rsid="00085413" style:font-size-asian="12pt" style:font-weight-asian="bold" style:font-size-complex="12pt" style:font-weight-complex="bold"/>
    </style:style>
    <style:style style:name="P15" style:family="paragraph" style:parent-style-name="Heading_20_4">
      <style:paragraph-properties fo:text-align="start" style:justify-single-word="false"/>
      <style:text-properties fo:font-variant="normal" fo:text-transform="none" fo:color="#222222" style:font-name="apple-system" fo:font-size="12pt" fo:letter-spacing="normal" fo:font-style="normal" fo:font-weight="bold" officeooo:rsid="00085413" officeooo:paragraph-rsid="00085413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222222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apple-system" fo:font-size="12pt" fo:letter-spacing="normal" fo:font-style="normal" fo:font-weight="normal" officeooo:rsid="00085413" style:font-size-asian="12pt" style:font-size-complex="12pt"/>
    </style:style>
    <style:style style:name="T3" style:family="text">
      <style:text-properties fo:font-variant="normal" fo:text-transform="none" fo:color="#222222" style:font-name="apple-system" fo:font-size="12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222222" style:font-name="apple-system" fo:letter-spacing="normal" fo:font-style="normal" fo:font-weight="bold"/>
    </style:style>
    <style:style style:name="T5" style:family="text">
      <style:text-properties fo:font-variant="normal" fo:text-transform="none" fo:color="#222222" style:font-name="apple-system" fo:letter-spacing="normal" fo:font-style="normal" fo:font-weight="normal"/>
    </style:style>
    <style:style style:name="T6" style:family="text">
      <style:text-properties fo:font-variant="normal" fo:text-transform="none" fo:color="#222222" style:font-name="apple-system" fo:letter-spacing="normal" fo:font-style="italic" fo:font-weight="normal"/>
    </style:style>
    <style:style style:name="T7" style:family="text">
      <style:text-properties fo:font-variant="normal" fo:text-transform="none" fo:color="#222222" fo:letter-spacing="normal" fo:font-style="normal" fo:font-weight="normal"/>
    </style:style>
    <style:style style:name="T8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9" style:family="text">
      <style:text-properties fo:font-variant="normal" fo:text-transform="none" fo:color="#222222" style:font-name="sans-serif" fo:letter-spacing="normal" fo:font-style="normal" fo:font-weight="normal"/>
    </style:style>
    <style:style style:name="T10" style:family="text">
      <style:text-properties fo:font-variant="normal" fo:text-transform="none" fo:color="#800000" style:font-name="sans-serif" fo:letter-spacing="normal" fo:font-style="normal" fo:font-weight="normal"/>
    </style:style>
    <style:style style:name="T11" style:family="text">
      <style:text-properties fo:font-variant="normal" fo:text-transform="none" fo:color="#800000" style:font-name="sans-serif" fo:letter-spacing="normal" fo:font-style="normal" fo:font-weight="normal" officeooo:rsid="000cc157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color="#222222"/>
    </style:style>
    <style:style style:name="T14" style:family="text">
      <style:text-properties fo:color="#222222" style:font-name="apple-system" fo:font-size="12pt" fo:letter-spacing="normal" fo:font-style="italic" fo:font-weight="normal"/>
    </style:style>
    <style:style style:name="T15" style:family="text">
      <style:text-properties fo:color="#222222" style:font-name="sans-serif" fo:font-size="10.5pt"/>
    </style:style>
    <style:style style:name="T16" style:family="text">
      <style:text-properties fo:color="#222222" style:font-name="sans-serif" fo:font-size="10.5pt" fo:language="en" fo:country="US" fo:font-style="italic"/>
    </style:style>
    <style:style style:name="T17" style:family="text">
      <style:text-properties fo:color="#222222" style:font-name="sans-serif" fo:font-size="10.5pt" fo:language="en" fo:country="US" fo:font-style="italic" officeooo:rsid="00085413"/>
    </style:style>
    <style:style style:name="T18" style:family="text">
      <style:text-properties fo:color="#222222" style:font-name="sans-serif" fo:font-size="10.5pt" fo:font-weight="bold"/>
    </style:style>
    <style:style style:name="T19" style:family="text">
      <style:text-properties fo:color="#222222" style:font-name="sans-serif" fo:font-size="10.5pt" fo:font-weight="bold" officeooo:rsid="00085413"/>
    </style:style>
    <style:style style:name="T20" style:family="text">
      <style:text-properties fo:color="#222222" style:font-name="sans-serif" fo:font-size="10.5pt" fo:font-style="italic" fo:font-weight="bold"/>
    </style:style>
    <style:style style:name="T21" style:family="text">
      <style:text-properties fo:color="#222222" style:font-name="sans-serif" fo:font-size="10.5pt" fo:font-style="italic" fo:font-weight="bold" officeooo:rsid="00085413"/>
    </style:style>
    <style:style style:name="T22" style:family="text">
      <style:text-properties fo:color="#222222" style:font-name="sans-serif" fo:font-size="10.5pt" officeooo:rsid="00085413"/>
    </style:style>
    <style:style style:name="T23" style:family="text">
      <style:text-properties fo:color="#222222" officeooo:rsid="00085413"/>
    </style:style>
    <style:style style:name="T24" style:family="text">
      <style:text-properties fo:color="#663366" style:text-line-through-style="none" style:text-line-through-type="none" style:font-name="sans-serif" fo:font-size="10.5pt" style:text-underline-style="none" style:text-blinking="false" fo:background-color="#ffffff" loext:char-shading-value="0"/>
    </style:style>
    <style:style style:name="T25" style:family="text">
      <style:text-properties fo:color="#663366" style:text-line-through-style="none" style:text-line-through-type="none" style:font-name="sans-serif" fo:font-size="10.5pt" style:text-underline-style="none" officeooo:rsid="00085413" style:text-blinking="false" fo:background-color="#ff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РЕГУЛЯРНЫЕ ВЫРАЖЕНИЯ</text:p>
      <text:p text:style-name="P2"/>
      <text:p text:style-name="P2"/>
      <text:p text:style-name="P2"/>
      <text:p text:style-name="P13"><text:span text:style-name="T19">Регуля́рные выраже́ния</text:span><text:span text:style-name="T23"> </text:span><text:span text:style-name="T22">(</text:span><text:a xlink:type="simple" xlink:href="https://ru.wikipedia.org/wiki/Английский_язык" text:style-name="Internet_20_link" text:visited-style-name="Visited_20_Internet_20_Link"><text:span text:style-name="T25">англ.</text:span></text:a><text:span text:style-name="T23"> </text:span><text:span text:style-name="T17">regular expressions</text:span><text:span text:style-name="T22">, </text:span><text:a xlink:type="simple" xlink:href="https://ru.wikipedia.org/wiki/жаргон" text:style-name="Internet_20_link" text:visited-style-name="Visited_20_Internet_20_Link"><text:span text:style-name="T25">жарг.</text:span></text:a><text:span text:style-name="T23"> </text:span><text:span text:style-name="T21">регэ́кспы</text:span><text:span text:style-name="T23"> </text:span><text:span text:style-name="T22">или </text:span><text:span text:style-name="T21">ре́гексы</text:span><text:span text:style-name="T22">) — система обработки текста, основанная на специальной системе записи образцов для поиска. Образец (</text:span><text:a xlink:type="simple" xlink:href="https://ru.wikipedia.org/wiki/Английский_язык" text:style-name="Internet_20_link" text:visited-style-name="Visited_20_Internet_20_Link"><text:span text:style-name="T25">англ.</text:span></text:a><text:span text:style-name="T23"> </text:span><text:span text:style-name="T17">pattern</text:span><text:span text:style-name="T22">), задающий правило поиска, по-русски также иногда называют «шаблоном», «маской».</text:span></text:p>
      <text:p text:style-name="P5"/>
      <text:h text:style-name="P7" text:outline-level="3">Механизм</text:h>
      <text:p text:style-name="P12"><text:span text:style-name="T7">НКА — механизм, в котором управление внутри РВ передается от компонента к компоненту. НКА просматривает РВ по одному компоненту и проверяет, совпадает ли компонент с текстом. Если совпадает — проверятся следующий компонент. Процедура повторяется до тех пор, пока не будет найдено совпадение для всех компонентов РВ (пока не получим общее совпадение).</text:span></text:p>
      <text:p text:style-name="P12"><text:span text:style-name="T10">Поскольку традиционный </text:span><text:span text:style-name="T11">НКА</text:span><text:span text:style-name="T10"> принимает первое найденное соответствие, он может и не найти самое длинное из вхождений</text:span><text:span text:style-name="T11">.</text:span></text:p>
      <text:p text:style-name="P12"><text:span text:style-name="T11">Использует «жадный» алгоритм отката.</text:span><text:line-break/><text:line-break/><text:span text:style-name="T7">ДКА — механизм, который анализирует строку и следит за всеми «возможными совпадениями». Его работа зависит от каждого просканированного символа текста (то есть ДКА «управляется текстом»). </text:span></text:p>
      <text:p text:style-name="P11">работают линейно по времени, поскольку не используют откаты и никогда не проверяют какую-либо часть текста дважды. Они могут гарантированно найти самую длинную строку из возможных.</text:p>
      <text:p text:style-name="P8"/>
      <text:h text:style-name="P14" text:outline-level="3">Подход к обработке</text:h>
      <text:p text:style-name="P8">Интегрированный подход — встраивание РВ в низкоуровневый синтаксис языка. Этот подход скрывает всю механику, настройку и, как следствие, упрощает работу программиста.<text:line-break/>Функциональность РВ при процедурном и объектно-ориентированном подходе обеспечивают функции и методы соответственно. Вместо специальных конструкций языка, функции и методы принимают в качестве параметров строки и интерпретируют их как РВ.</text:p>
      <text:p text:style-name="P9"/>
      <text:p text:style-name="P9"/>
      <text:h text:style-name="P15" text:outline-level="4">Matcher и MatchResult</text:h>
      <text:p text:style-name="P9"/>
      <text:p text:style-name="P6"><text:span text:style-name="T4">Matcher</text:span><text:span text:style-name="T5"> — класс, который представляет строку, реализует механизм согласования (</text:span><text:span text:style-name="T6">matching</text:span><text:span text:style-name="T5">) с РВ и хранит результаты этого согласования (используя реализацию методов интерфейса </text:span><text:span text:style-name="T4">MatchResult</text:span><text:span text:style-name="T5">). Не имеет публичных конструкторов, поэтому для создания объекта этого класса</text:span></text:p>
      <text:p text:style-name="P6"><text:span text:style-name="T5"><text:s/>нужно использовать метод </text:span><text:span text:style-name="T4">matcher</text:span><text:span text:style-name="T5"> класса </text:span><text:span text:style-name="T4">Pattern</text:span><text:span text:style-name="T5">:</text:span></text:p>
      <text:p text:style-name="P10"/>
      <text:p text:style-name="P3"><text:span text:style-name="T2"><text:line-break/></text:span><text:span text:style-name="T3">PatternSyntaxException</text:span></text:p>
      <text:p text:style-name="P1"><text:soft-page-break/><text:line-break/><text:span text:style-name="T1">Неконтролируемое (</text:span><text:span text:style-name="T14">unchecked</text:span><text:span text:style-name="T1">) исключение, возникает при синтаксической ошибке в регулярном выражении. В таблице ниже приведены все методы и их описани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Arial, sans-serif"/>
    <style:font-face style:name="sans-serif" svg:font-family="sans-serif"/>
    <style:font-face style:name="FreeSans1" svg:font-family="FreeSans" style:font-family-generic="swiss"/>
    <style:font-face style:name="Bitstream Charter" svg:font-family="'Bitstream Charte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1:35:00.588194964</meta:creation-date>
    <dc:date>2017-09-29T14:02:48.530509946</dc:date>
    <meta:editing-duration>PT21H40M38S</meta:editing-duration>
    <meta:editing-cycles>2</meta:editing-cycles>
    <meta:generator>LibreOffice/5.2.2.2$Linux_X86_64 LibreOffice_project/20m0$Build-2</meta:generator>
    <meta:document-statistic meta:table-count="0" meta:image-count="0" meta:object-count="0" meta:page-count="2" meta:paragraph-count="14" meta:word-count="265" meta:character-count="2100" meta:non-whitespace-character-count="1838"/>
  </office:meta>
</office:document-meta>
</file>